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10000000000002310000022089366DE8D64CBE10.jpg" manifest:media-type="image/jpeg"/>
  <manifest:file-entry manifest:full-path="Pictures/TablePreview2.svm" manifest:media-type=""/>
  <manifest:file-entry manifest:full-path="Pictures/100002010000002E0000002E20829E7508CCCC43.png" manifest:media-type="image/png"/>
  <manifest:file-entry manifest:full-path="Pictures/1000000000000034000000343FB3F43192A0E2AE.jpg" manifest:media-type="image/jpeg"/>
  <manifest:file-entry manifest:full-path="Pictures/100000000000034A000001B89737E0184D177D01.jpg" manifest:media-type="image/jpeg"/>
  <manifest:file-entry manifest:full-path="Pictures/TablePreview4.svm" manifest:media-type=""/>
  <manifest:file-entry manifest:full-path="Pictures/100002010000012C000000EA61E54A5F3885EE6C.png" manifest:media-type="image/png"/>
  <manifest:file-entry manifest:full-path="Pictures/100000000000013B000000A0B55E7CB8B5B2A4DE.jpg" manifest:media-type="image/jpeg"/>
  <manifest:file-entry manifest:full-path="Pictures/TablePreview5.svm" manifest:media-type=""/>
  <manifest:file-entry manifest:full-path="Pictures/1000000000000113000000B7C6918312AEB23E83.png" manifest:media-type="image/png"/>
  <manifest:file-entry manifest:full-path="Pictures/1000020100000373000000CF0EF19FFF13A81443.png" manifest:media-type="image/png"/>
  <manifest:file-entry manifest:full-path="Pictures/100002010000089800000205F01FBB13861C5833.png" manifest:media-type="image/png"/>
  <manifest:file-entry manifest:full-path="Pictures/10000000000002E200000302186DD3D6F0B0BCA4.jpg" manifest:media-type="image/jpeg"/>
  <manifest:file-entry manifest:full-path="Pictures/TablePreview6.svm" manifest:media-type=""/>
  <manifest:file-entry manifest:full-path="Pictures/100002010000026800000057B2FF22FC99B5A01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Address-notes">
      <style:graphic-properties draw:fill-color="#ffffff" fo:min-height="13.365cm"/>
    </style:style>
    <style:style style:name="pr9" style:family="presentation" style:parent-style-name="Closing-notes">
      <style:graphic-properties draw:fill-color="#ffffff" fo:min-height="13.365cm"/>
    </style:style>
    <style:style style:name="co1" style:family="table-column">
      <style:table-column-properties style:column-width="1.837cm" style:use-optimal-column-width="false"/>
    </style:style>
    <style:style style:name="co2" style:family="table-column">
      <style:table-column-properties style:column-width="1.749cm" style:use-optimal-column-width="false"/>
    </style:style>
    <style:style style:name="co3" style:family="table-column">
      <style:table-column-properties style:column-width="2.008cm" style:use-optimal-column-width="false"/>
    </style:style>
    <style:style style:name="co4" style:family="table-column">
      <style:table-column-properties style:column-width="1.836cm" style:use-optimal-column-width="false"/>
    </style:style>
    <style:style style:name="co5" style:family="table-column">
      <style:table-column-properties style:column-width="1.842cm" style:use-optimal-column-width="false"/>
    </style:style>
    <style:style style:name="co6" style:family="table-column">
      <style:table-column-properties style:column-width="1.83cm" style:use-optimal-column-width="false"/>
    </style:style>
    <style:style style:name="co7" style:family="table-column">
      <style:table-column-properties style:column-width="1.831cm" style:use-optimal-column-width="false"/>
    </style:style>
    <style:style style:name="co8" style:family="table-column">
      <style:table-column-properties style:column-width="1.825cm" style:use-optimal-column-width="false"/>
    </style:style>
    <style:style style:name="co9" style:family="table-column">
      <style:table-column-properties style:column-width="1.832cm" style:use-optimal-column-width="false"/>
    </style:style>
    <style:style style:name="ro1" style:family="table-row">
      <style:table-row-properties style:row-height="1.056cm"/>
    </style:style>
    <style:style style:name="ro2" style:family="table-row">
      <style:table-row-properties style:row-height="0.971cm"/>
    </style:style>
    <style:style style:name="ro3" style:family="table-row">
      <style:table-row-properties style:row-height="1.058cm"/>
    </style:style>
    <style:style style:name="ro4" style:family="table-row">
      <style:table-row-properties style:row-height="0.935cm"/>
    </style:style>
    <style:style style:name="ce1" style:family="table-cell">
      <style:graphic-properties style:repeat="repeat"/>
      <style:text-properties fo:color="#e6e6ff"/>
    </style:style>
    <style:style style:name="ce2" style:family="table-cell">
      <style:graphic-properties style:repeat="repeat"/>
      <style:text-properties fo:color="#e6e6ff" fo:font-size="20pt" style:font-size-asian="20pt" style:font-size-complex="20pt"/>
    </style:style>
    <style:style style:name="ce3" style:family="table-cell">
      <style:graphic-properties style:repeat="repeat"/>
      <style:text-properties fo:font-size="14pt" style:font-size-asian="14pt" style:font-size-complex="14pt"/>
    </style:style>
    <style:style style:name="ce4" style:family="table-cell">
      <style:graphic-properties style:repeat="repeat"/>
      <style:text-properties fo:color="#ffffff"/>
    </style:style>
    <style:style style:name="ce5" style:family="table-cell">
      <style:graphic-properties style:repeat="repeat"/>
      <style:text-properties fo:color="#ffffff" fo:font-size="20pt" style:font-size-asian="20pt" style:font-size-complex="20pt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font-independent-line-spacing="true"/>
      <style:text-properties fo:font-size="20pt"/>
    </style:style>
    <style:style style:name="P3" style:family="paragraph">
      <style:paragraph-properties fo:text-align="start" style:font-independent-line-spacing="true"/>
      <style:text-properties fo:font-size="16pt"/>
    </style:style>
    <style:style style:name="P4" style:family="paragraph">
      <style:paragraph-properties fo:text-align="center"/>
    </style:style>
    <style:style style:name="P5" style:family="paragraph">
      <style:text-properties fo:color="#006699" fo:font-size="24pt" style:font-size-asian="24pt" style:font-size-complex="24pt"/>
    </style:style>
    <style:style style:name="P6" style:family="paragraph">
      <style:text-properties fo:color="#006699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color="#006699" fo:font-size="20pt" style:font-size-asian="20pt" style:font-size-complex="20pt"/>
    </style:style>
    <style:style style:name="P9" style:family="paragraph">
      <style:paragraph-properties fo:text-align="justify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font-size="15pt" style:font-size-asian="15pt" style:font-size-complex="15pt"/>
    </style:style>
    <style:style style:name="P12" style:family="paragraph">
      <style:paragraph-properties fo:text-align="justify"/>
      <style:text-properties fo:font-size="16pt" style:font-size-asian="16pt" style:font-size-complex="16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text-properties fo:font-size="16pt" style:font-size-asian="16pt" style:font-size-complex="16pt"/>
    </style:style>
    <style:style style:name="T1" style:family="text">
      <style:text-properties fo:font-size="20pt"/>
    </style:style>
    <style:style style:name="T2" style:family="text">
      <style:text-properties fo:font-size="16pt"/>
    </style:style>
    <style:style style:name="T3" style:family="text">
      <style:text-properties fo:color="#006699" fo:font-size="24pt" style:font-size-asian="24pt" style:font-size-complex="24pt"/>
    </style:style>
    <style:style style:name="T4" style:family="text">
      <style:text-properties fo:color="#006699"/>
    </style:style>
    <style:style style:name="T5" style:family="text">
      <style:text-properties fo:color="#e6e6ff"/>
    </style:style>
    <style:style style:name="T6" style:family="text">
      <style:text-properties fo:color="#e6e6ff" fo:font-size="20pt" style:font-size-asian="20pt" style:font-size-complex="2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006699" fo:font-size="20pt" style:font-size-asian="20pt" style:font-size-complex="2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ffffff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18.414cm" svg:height="1.269cm" svg:x="1.905cm" svg:y="5.715cm" presentation:class="title" presentation:user-transformed="true">
          <draw:text-box>
            <text:p text:style-name="P1"><text:span text:style-name="T1">Arrays and Strings </text:span></text:p>
          </draw:text-box>
        </draw:frame>
        <draw:frame draw:name="Text Placeholder 2" presentation:style-name="pr2" draw:text-style-name="P3" draw:layer="layout" svg:width="14.604cm" svg:height="1.057cm" svg:x="1.905cm" svg:y="6.985cm" presentation:class="outline" presentation:user-transformed="true">
          <draw:text-box>
            <text:list text:style-name="L2">
              <text:list-header>
                <text:p text:style-name="P1"><text:span text:style-name="T2"><text:s text:c="39"/></text:span><text:span text:style-name="T2">Hemanth ch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draw:frame draw:name="Title 2" presentation:style-name="pr4" draw:text-style-name="P2" draw:layer="layout" svg:width="18.202cm" svg:height="0.888cm" svg:x="0.212cm" svg:y="0.169cm" presentation:class="title" presentation:user-transformed="true">
          <draw:text-box>
            <text:p text:style-name="P1"><text:span text:style-name="T1">Contents </text:span></text:p>
          </draw:text-box>
        </draw:frame>
        <draw:frame draw:name="Content Placeholder 4" presentation:style-name="pr5" draw:text-style-name="P3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1"><text:span text:style-name="T2">Character array</text:span></text:p>
              </text:list-item>
              <text:list-item>
                <text:p text:style-name="P1"><text:span text:style-name="T2">Character pointer</text:span></text:p>
              </text:list-item>
              <text:list-item>
                <text:p text:style-name="P1"><text:span text:style-name="T2">Arrays vs strings</text:span></text:p>
              </text:list-item>
              <text:list-item>
                <text:p text:style-name="P1"><text:span text:style-name="T2">2D character array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draw:frame draw:style-name="gr2" draw:text-style-name="P5" draw:layer="layout" svg:width="9.8cm" svg:height="1.204cm" svg:x="5.26cm" svg:y="4.838cm">
          <draw:text-box>
            <text:p text:style-name="P4"><text:span text:style-name="T3"><text:s/></text:span><text:span text:style-name="T3">What is an Array?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xml:id="id4" draw:id="id4">
        <draw:frame draw:style-name="gr3" draw:text-style-name="P6" draw:layer="layout" svg:width="9.2cm" svg:height="0.962cm" svg:x="0.4cm" svg:y="0.2cm">
          <draw:text-box>
            <text:p><text:span text:style-name="T4">What is character array ?</text:span></text:p>
          </draw:text-box>
        </draw:frame>
        <draw:frame draw:style-name="gr3" draw:layer="layout" svg:width="19.2cm" svg:height="0.962cm" svg:x="0.6cm" svg:y="2cm">
          <draw:text-box>
            <text:p><text:s/>Character array is a collection of individual character elements. </text:p>
          </draw:text-box>
        </draw:frame>
        <draw:frame draw:style-name="gr4" draw:layer="layout" svg:width="12cm" svg:height="1.673cm" svg:x="0.973cm" svg:y="5.238cm">
          <draw:text-box>
            <text:p>Eg: char A[5];</text:p>
            <text:p><text:s text:c="6"/>char A[5]={'H', 'E', 'L', 'L', 'O' };</text:p>
          </draw:text-box>
        </draw:frame>
        <draw:frame draw:style-name="standard" draw:layer="layout" svg:width="9.096cm" svg:height="1.055cm" svg:x="5.269cm" svg:y="8.09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<text:s text:c="3"/></text:span><text:span text:style-name="T5">H</text:span></text:p>
              </table:table-cell>
              <table:table-cell>
                <text:p><text:span text:style-name="T5"><text:s text:c="2"/></text:span><text:span text:style-name="T5">E</text:span></text:p>
              </table:table-cell>
              <table:table-cell>
                <text:p><text:span text:style-name="T5"><text:s text:c="3"/></text:span><text:span text:style-name="T5">L</text:span></text:p>
              </table:table-cell>
              <table:table-cell>
                <text:p><text:span text:style-name="T5"><text:s text:c="3"/></text:span><text:span text:style-name="T5">L</text:span></text:p>
              </table:table-cell>
              <table:table-cell table:style-name="ce2">
                <text:p><text:span text:style-name="T6"><text:s text:c="2"/></text:span><text:span text:style-name="T6">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0.4cm" svg:height="0.729cm" svg:x="4.949cm" svg:y="7.547cm">
          <draw:text-box>
            <text:p><text:span text:style-name="T7"><text:s text:c="5"/></text:span><text:span text:style-name="T7">1000 <text:s text:c="7"/>1001 <text:s text:c="7"/>1002 <text:s text:c="6"/>1003 <text:s text:c="5"/>1004</text:span></text:p>
          </draw:text-box>
        </draw:frame>
        <draw:frame draw:style-name="gr5" draw:text-style-name="P7" draw:layer="layout" svg:width="9.48cm" svg:height="0.729cm" svg:x="5.269cm" svg:y="9.061cm">
          <draw:text-box>
            <text:p><text:span text:style-name="T7"><text:s text:c="2"/></text:span><text:span text:style-name="T7">A[0] <text:s text:c="8"/>A[1] <text:s text:c="9"/>A[2] <text:s text:c="8"/>A[3] <text:s text:c="8"/>A[4]</text:span></text:p>
          </draw:text-box>
        </draw:frame>
        <draw:frame draw:style-name="gr3" draw:layer="layout" svg:width="11cm" svg:height="0.962cm" svg:x="1cm" svg:y="3.638cm">
          <draw:text-box>
            <text:p>Syntax: char &lt;name&gt;[size];</text:p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xml:id="id5" draw:id="id5">
        <draw:frame draw:style-name="gr3" draw:text-style-name="P8" draw:layer="layout" svg:width="10.6cm" svg:height="1.047cm" svg:x="0.4cm" svg:y="0.2cm">
          <draw:text-box>
            <text:p><text:span text:style-name="T8">Character pointer</text:span></text:p>
          </draw:text-box>
        </draw:frame>
        <draw:frame draw:style-name="gr6" draw:text-style-name="P9" draw:layer="layout" svg:width="18.4cm" svg:height="2.6cm" svg:x="0.8cm" svg:y="1.8cm">
          <draw:text-box>
            <text:p text:style-name="P9"><text:s text:c="7"/>P<text:span text:style-name="T9">ointer variable that hold the address of character variable. Now Base address of a array is stored in character pointer variable. ‘a’ Stores Base Address of the Array.</text:span></text:p>
          </draw:text-box>
        </draw:frame>
        <draw:frame draw:style-name="standard" draw:layer="layout" svg:width="9.096cm" svg:height="1.055cm" svg:x="6.12cm" svg:y="8.143cm">
          <table:table table:template-name="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<text:s text:c="3"/></text:span><text:span text:style-name="T5">H</text:span></text:p>
              </table:table-cell>
              <table:table-cell>
                <text:p><text:span text:style-name="T5"><text:s text:c="2"/></text:span><text:span text:style-name="T5">E</text:span></text:p>
              </table:table-cell>
              <table:table-cell>
                <text:p><text:span text:style-name="T5"><text:s text:c="3"/></text:span><text:span text:style-name="T5">L</text:span></text:p>
              </table:table-cell>
              <table:table-cell>
                <text:p><text:span text:style-name="T5"><text:s text:c="3"/></text:span><text:span text:style-name="T5">L</text:span></text:p>
              </table:table-cell>
              <table:table-cell table:style-name="ce2">
                <text:p><text:span text:style-name="T6"><text:s text:c="2"/></text:span><text:span text:style-name="T6">O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7" draw:layer="layout" svg:width="10.4cm" svg:height="0.729cm" svg:x="5.8cm" svg:y="7.6cm">
          <draw:text-box>
            <text:p><text:span text:style-name="T7"><text:s text:c="5"/></text:span><text:span text:style-name="T7">1000 <text:s text:c="7"/>1001 <text:s text:c="7"/>1002 <text:s text:c="6"/>1003 <text:s text:c="5"/>1004</text:span></text:p>
          </draw:text-box>
        </draw:frame>
        <draw:frame draw:style-name="gr5" draw:text-style-name="P7" draw:layer="layout" svg:width="9.48cm" svg:height="0.729cm" svg:x="6.12cm" svg:y="9.114cm">
          <draw:text-box>
            <text:p><text:span text:style-name="T7"><text:s text:c="2"/></text:span><text:span text:style-name="T7">A[0] <text:s text:c="8"/>A[1] <text:s text:c="9"/>A[2] <text:s text:c="8"/>A[3] <text:s text:c="8"/>A[4]</text:span></text:p>
          </draw:text-box>
        </draw:frame>
        <draw:frame draw:style-name="standard" draw:layer="layout" svg:width="2.007cm" svg:height="0.97cm" svg:x="2.2cm" svg:y="9.043cm">
          <table:table table:template-name="blue" table:use-first-row-styles="true" table:use-banding-rows-styles="true">
            <table:table-column table:style-name="co3"/>
            <table:table-row table:style-name="ro2">
              <table:table-cell table:style-name="ce3">
                <text:p><text:span text:style-name="T10"><text:s/></text:span><text:span text:style-name="T10">1000</text:span></text:p>
              </table:table-cell>
            </table:table-row>
          </table:table>
          <draw:image xlink:href="Pictures/TablePreview3.svm" xlink:type="simple" xlink:show="embed" xlink:actuate="onLoad"/>
        </draw:frame>
        <draw:line draw:style-name="gr7" draw:text-style-name="P4" draw:layer="layout" svg:x1="4.208cm" svg:y1="9.443cm" svg:x2="6.12cm" svg:y2="8.443cm">
          <text:p/>
        </draw:line>
        <draw:frame draw:style-name="gr8" draw:text-style-name="P10" draw:layer="layout" svg:width="1.2cm" svg:height="0.763cm" svg:x="2.4cm" svg:y="8.243cm">
          <draw:text-box>
            <text:p><text:span text:style-name="T11">*a</text:span></text:p>
          </draw:text-box>
        </draw:frame>
        <draw:frame draw:style-name="gr8" draw:text-style-name="P11" draw:layer="layout" svg:width="9cm" svg:height="0.848cm" svg:x="1cm" svg:y="5.2cm">
          <draw:text-box>
            <text:p><text:span text:style-name="T12">Eg: char *a = "HELLO";</text:span></text:p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xml:id="id6" draw:id="id6">
        <draw:frame draw:style-name="gr3" draw:text-style-name="P6" draw:layer="layout" svg:width="10.4cm" svg:height="0.962cm" svg:x="0.4cm" svg:y="0.236cm">
          <draw:text-box>
            <text:p><text:span text:style-name="T4">Arrays &amp; Strings</text:span></text:p>
          </draw:text-box>
        </draw:frame>
        <draw:frame draw:style-name="gr8" draw:text-style-name="P12" draw:layer="layout" svg:width="19.2cm" svg:height="3.426cm" svg:x="0.6cm" svg:y="2cm">
          <draw:text-box>
            <text:p text:style-name="P9"><text:span text:style-name="T9">A string in C is merely an array of characters. The length of a string is determined by a terminating null character: '\0' . So, a string with the contents, say, "HELLO" has four characters: 'H', 'E', 'L', 'L', 'O' and the terminating null character. The terminating null character has the value zero.</text:span></text:p>
          </draw:text-box>
        </draw:frame>
        <draw:frame draw:style-name="gr5" draw:text-style-name="P7" draw:layer="layout" svg:width="10.931cm" svg:height="0.729cm" svg:x="5.269cm" svg:y="9.062cm">
          <draw:text-box>
            <text:p><text:span text:style-name="T7"><text:s text:c="2"/></text:span><text:span text:style-name="T7">A[0] <text:s text:c="8"/>A[1] <text:s text:c="9"/>A[2] <text:s text:c="8"/>A[3] <text:s text:c="8"/>A[4] <text:s text:c="8"/>A[5]</text:span></text:p>
          </draw:text-box>
        </draw:frame>
        <draw:frame draw:style-name="standard" draw:layer="layout" svg:width="10.928cm" svg:height="1.057cm" svg:x="5.271cm" svg:y="8.092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2"/>
            <table:table-row table:style-name="ro3" table:default-cell-style-name="ce4">
              <table:table-cell>
                <text:p><text:span text:style-name="T5"><text:s text:c="3"/></text:span><text:span text:style-name="T5">H</text:span></text:p>
              </table:table-cell>
              <table:table-cell>
                <text:p><text:span text:style-name="T5"><text:s text:c="2"/></text:span><text:span text:style-name="T5">E</text:span></text:p>
              </table:table-cell>
              <table:table-cell>
                <text:p><text:span text:style-name="T13"><text:s text:c="4"/></text:span><text:span text:style-name="T13">L</text:span></text:p>
              </table:table-cell>
              <table:table-cell>
                <text:p><text:span text:style-name="T5"><text:s text:c="3"/></text:span><text:span text:style-name="T5">L</text:span></text:p>
              </table:table-cell>
              <table:table-cell>
                <text:p><text:span text:style-name="T5"><text:s text:c="3"/></text:span><text:span text:style-name="T5">O</text:span></text:p>
              </table:table-cell>
              <table:table-cell table:style-name="ce5">
                <text:p><text:span text:style-name="T6"><text:s text:c="3"/></text:span><text:span text:style-name="T6">\o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layer="layout" svg:width="11cm" svg:height="0.962cm" svg:x="0.8cm" svg:y="5.8cm">
          <draw:text-box>
            <text:p>char A[5] = “HELLO”;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xml:id="id7" draw:id="id7">
        <draw:frame draw:style-name="gr3" draw:text-style-name="P6" draw:layer="layout" svg:width="9cm" svg:height="0.962cm" svg:x="0.2cm" svg:y="0.2cm">
          <draw:text-box>
            <text:p><text:span text:style-name="T4">2D – Character Arrays</text:span></text:p>
          </draw:text-box>
        </draw:frame>
        <draw:frame draw:style-name="gr8" draw:layer="layout" svg:width="19.2cm" svg:height="3.806cm" svg:x="0.6cm" svg:y="1.8cm">
          <draw:text-box>
            <text:p><text:s text:c="2"/>A normal character array with 2 dimensions. (i.e rows &amp; columns) and each position will have a reference.</text:p>
            <text:p/>
            <text:p>Eg : A[2][5] = {{'h', 'e', 'l', 'l', 'o'},{'h', 'e', 'l', 'l', 'o'}};</text:p>
            <text:p/>
          </draw:text-box>
        </draw:frame>
        <draw:frame draw:style-name="standard" draw:layer="layout" svg:width="9.179cm" svg:height="0.934cm" svg:x="5.272cm" svg:y="8.093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4"/>
            <table:table-row table:style-name="ro4" table:default-cell-style-name="ce4">
              <table:table-cell>
                <text:p><text:span text:style-name="T5"><text:s text:c="3"/></text:span><text:span text:style-name="T5">h</text:span></text:p>
              </table:table-cell>
              <table:table-cell>
                <text:p><text:span text:style-name="T5"><text:s text:c="2"/></text:span><text:span text:style-name="T5">e</text:span></text:p>
              </table:table-cell>
              <table:table-cell>
                <text:p><text:span text:style-name="T13"><text:s text:c="4"/></text:span><text:span text:style-name="T13">l</text:span></text:p>
              </table:table-cell>
              <table:table-cell>
                <text:p><text:span text:style-name="T5"><text:s text:c="3"/></text:span><text:span text:style-name="T5">l</text:span></text:p>
              </table:table-cell>
              <table:table-cell>
                <text:p><text:span text:style-name="T5"><text:s text:c="3"/></text:span><text:span text:style-name="T5">o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.155cm" svg:height="1.057cm" svg:x="5.295cm" svg:y="7.09cm">
          <table:table table:template-name="blue" table:use-first-row-styles="true" table:use-banding-rows-styles="true">
            <table:table-column table:style-name="co7"/>
            <table:table-column table:style-name="co7"/>
            <table:table-column table:style-name="co1"/>
            <table:table-column table:style-name="co8"/>
            <table:table-column table:style-name="co9"/>
            <table:table-row table:style-name="ro3" table:default-cell-style-name="ce4">
              <table:table-cell>
                <text:p><text:span text:style-name="T5"><text:s text:c="3"/></text:span><text:span text:style-name="T5">h</text:span></text:p>
              </table:table-cell>
              <table:table-cell>
                <text:p><text:span text:style-name="T5"><text:s text:c="2"/></text:span><text:span text:style-name="T5">e</text:span></text:p>
              </table:table-cell>
              <table:table-cell>
                <text:p><text:span text:style-name="T13"><text:s text:c="4"/></text:span><text:span text:style-name="T13">l</text:span></text:p>
              </table:table-cell>
              <table:table-cell>
                <text:p><text:span text:style-name="T5"><text:s text:c="3"/></text:span><text:span text:style-name="T5">l</text:span></text:p>
              </table:table-cell>
              <table:table-cell>
                <text:p><text:span text:style-name="T5"><text:s text:c="3"/></text:span><text:span text:style-name="T5">o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8" draw:text-style-name="P7" draw:layer="layout" svg:width="10.2cm" svg:height="0.729cm" svg:x="4.8cm" svg:y="6.4cm">
          <draw:text-box>
            <text:p><text:span text:style-name="T7"><text:s text:c="2"/></text:span><text:span text:style-name="T14">A[0][0] <text:s text:c="5"/>A[0][1] <text:s text:c="3"/>A[0][2] <text:s text:c="4"/>A[0][3] <text:s text:c="4"/>A[0][4]</text:span></text:p>
          </draw:text-box>
        </draw:frame>
        <draw:frame draw:style-name="gr8" draw:text-style-name="P13" draw:layer="layout" svg:width="9.728cm" svg:height="0.729cm" svg:x="5.044cm" svg:y="8.876cm">
          <draw:text-box>
            <text:p><text:span text:style-name="T14"><text:s/></text:span><text:span text:style-name="T14">A[1][0] <text:s text:c="5"/>A[1][1] <text:s text:c="3"/>A[1][2] <text:s text:c="4"/>A[1][3] <text:s text:c="4"/>A[1][4]</text:span></text:p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xml:id="id8" draw:id="id8">
        <draw:frame draw:style-name="gr8" draw:text-style-name="P14" draw:layer="layout" svg:width="16.6cm" svg:height="7.236cm" svg:x="1.6cm" svg:y="2.6cm">
          <draw:text-box>
            <text:list text:style-name="L1">
              <text:list-item>
                <text:p><text:span text:style-name="T9">char a[3] = {'h', 'i', 'i'}; <text:s text:c="8"/></text:span></text:p>
                <text:p><text:span text:style-name="T9"/></text:p>
              </text:list-item>
              <text:list-item>
                <text:p><text:span text:style-name="T9">char a[5] = “hello”;</text:span></text:p>
                <text:p><text:span text:style-name="T9"/></text:p>
              </text:list-item>
              <text:list-item>
                <text:p><text:span text:style-name="T9">char b[6] = “hiiii”;</text:span></text:p>
                <text:p><text:span text:style-name="T9"/></text:p>
              </text:list-item>
              <text:list-item>
                <text:p><text:span text:style-name="T9">Char *arr = “global edge”; <text:s text:c="3"/></text:span></text:p>
              </text:list-item>
            </text:list>
            <text:p><text:span text:style-name="T9"><text:tab/></text:span><text:span text:style-name="T9">Printf(“%s”, *arr); <text:s/>?</text:span></text:p>
            <text:p><text:span text:style-name="T9"><text:tab/></text:span><text:span text:style-name="T9">Printf(“%s”, arr); <text:s/>?</text:span></text:p>
            <text:p><text:span text:style-name="T9"><text:tab/></text:span><text:span text:style-name="T9">Printf(“%c”, arr); <text:s/>?</text:span></text:p>
            <text:p><text:span text:style-name="T9"><text:s text:c="14"/></text:span></text:p>
          </draw:text-box>
        </draw:frame>
        <draw:frame draw:style-name="gr8" draw:layer="layout" svg:width="3.6cm" svg:height="0.962cm" svg:x="1cm" svg:y="1.6cm">
          <draw:text-box>
            <text:p><text:span text:style-name="T4">Examples:</text:span> 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xml:id="id9" draw:id="id9">
        <draw:frame draw:style-name="gr8" draw:layer="layout" svg:width="12cm" svg:height="0.962cm" svg:x="4.16cm" svg:y="4.6cm">
          <draw:text-box>
            <text:p><text:tab/><text:tab/><text:tab/> <text:s text:c="2"/><text:span text:style-name="T4">Queries ?</text:span></text:p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ddress" xml:id="id10" draw:id="id10"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osing" xml:id="id11" draw:id="id11"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" style:font-family-asian="'Droid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lue1" style:family="table-cell" style:parent-style-name="default"/>
    <style:style style:name="blue2" style:family="table-cell" style:parent-style-name="default"/>
    <style:style style:name="blue3" style:family="table-cell" style:parent-style-name="default"/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1f1a17" style:text-outline="false" style:text-line-through-style="none" style:text-line-through-type="none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color="#1f1a17" style:text-line-through-style="none" style:text-line-through-type="none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8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f1a17" style:text-line-through-style="none" style:text-line-through-type="none" style:text-position="0% 58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ffffff" style:text-line-through-style="none" style:text-line-through-type="none" style:text-position="0% 58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1f1a17" style:text-line-through-style="none" style:text-line-through-type="none" style:text-position="0% 58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1f1a17" style:text-line-through-style="none" style:text-line-through-type="none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1f1a17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1f1a17" style:text-line-through-style="none" style:text-line-through-type="none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color="#1f1a17" style:text-line-through-style="none" style:text-line-through-type="none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color="#1f1a17" style:text-line-through-style="none" style:text-line-through-type="none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color="#0093dd" style:text-line-through-style="none" style:text-line-through-type="none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93dd" style:text-line-through-style="none" style:text-line-through-type="none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color="#199cff" style:text-line-through-style="none" style:text-line-through-type="none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color="#0000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color="#383431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color="#ff8500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color="#0093dd" style:text-line-through-style="none" style:text-line-through-type="none" style:text-position="0% 58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color="#0093dd" style:text-line-through-style="none" style:text-line-through-type="none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186DD3D6F0B0BCA4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F01FBB13861C5833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3"><text:span text:style-name="MT6">Seventh Outline LevelClick to edit Master text styles</text:span></text:p>
                                      <text:list>
                                        <text:list-item>
                                          <text:p text:style-name="MP13"><text:span text:style-name="MT7">Second level</text:span></text:p>
                                          <text:list>
                                            <text:list-item>
                                              <text:p text:style-name="MP13"><text:span text:style-name="MT8">Third level</text:span></text:p>
                                              <text:list>
                                                <text:list-item>
                                                  <text:p text:style-name="MP14"><text:span text:style-name="MT9">Fourth level</text:span></text:p>
                                                </text:list-item>
                                                <text:list-item>
                                                  <text:p text:style-name="MP15"><text:span text:style-name="MT1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19.798cm" svg:height="11.135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6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C6918312AEB23E83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7"><text:span text:style-name="MT14">Global Village</text:span></text:p>
            <text:p text:style-name="MP17"><text:span text:style-name="MT14">IT SEZ</text:span></text:p>
            <text:p text:style-name="MP17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7"><text:span text:style-name="MT14">Raheja Mindspace</text:span></text:p>
            <text:p text:style-name="MP17"><text:span text:style-name="MT14">IT Park</text:span></text:p>
            <text:p text:style-name="MP17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B55E7CB8B5B2A4DE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7"><text:span text:style-name="MT14">South Main Street </text:span></text:p>
            <text:p text:style-name="MP17"><text:span text:style-name="MT14">Milpitas</text:span></text:p>
            <text:p text:style-name="MP17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6"><text:span text:style-name="MT15">Large</text:span><text:span text:style-name="MT16">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9737E0184D177D01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1E54A5F3885EE6C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20829E7508CCCC43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3FB3F43192A0E2AE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Address-title" draw:layer="backgroundobjects" svg:width="19.798cm" svg:height="11.135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B2FF22FC99B5A010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129cm" svg:height="0.425cm" svg:x="-0.12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8"><text:span text:style-name="MT20">Fairness</text:span></text:p>
        <text:p text:style-name="MP18"><text:span text:style-name="MT20">Learning</text:span></text:p>
        <text:p text:style-name="MP18"><text:span text:style-name="MT20">Responsibility</text:span></text:p>
        <text:p text:style-name="MP18"><text:span text:style-name="MT20">Innovation</text:span></text:p>
        <text:p text:style-name="MP18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6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0EF19FFF13A81443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89366DE8D64CBE10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Closing-title" draw:layer="backgroundobjects" svg:width="19.798cm" svg:height="11.135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8:07:54.730130600</meta:creation-date>
    <dc:date>2016-12-08T13:32:21.848872857</dc:date>
    <meta:editing-duration>PT2H20M37S</meta:editing-duration>
    <meta:editing-cycles>11</meta:editing-cycles>
    <meta:generator>LibreOffice/4.2.3.3$Linux_x86 LibreOffice_project/420m0$Build-3</meta:generator>
    <meta:document-statistic meta:object-count="159"/>
  </office:meta>
</office:document-meta>
</file>